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42c4fd1" officeooo:paragraph-rsid="043aabbd"/>
    </style:style>
    <style:style style:name="P2" style:family="paragraph" style:parent-style-name="_32_._20_Level_20_Indent-first_20_line_20_-_3e_">
      <style:text-properties officeooo:rsid="017f5d48" officeooo:paragraph-rsid="041c21f6"/>
    </style:style>
    <style:style style:name="P3" style:family="paragraph" style:parent-style-name="_32_._20_Level_20_Indent-first_20_line_20_-_3e_">
      <style:text-properties officeooo:rsid="04271c6c" officeooo:paragraph-rsid="04271c6c"/>
    </style:style>
    <style:style style:name="P4" style:family="paragraph" style:parent-style-name="_32_._20_Level_20_Indent-first_20_line_20_-_3e_">
      <style:text-properties officeooo:rsid="0427edf8" officeooo:paragraph-rsid="0427edf8"/>
    </style:style>
    <style:style style:name="P5" style:family="paragraph" style:parent-style-name="_32_._20_Level_20_Indent-first_20_line_20_-_3e_">
      <style:text-properties officeooo:rsid="0432bb7a" officeooo:paragraph-rsid="0432bb7a"/>
    </style:style>
    <style:style style:name="P6" style:family="paragraph" style:parent-style-name="_32_._20_Level_20_Indent-first_20_line_20_-_3e_">
      <style:text-properties officeooo:rsid="041c21f6" officeooo:paragraph-rsid="03e6c6be"/>
    </style:style>
    <style:style style:name="P7" style:family="paragraph" style:parent-style-name="_32_._20_Level_20_Indent-first_20_line_20_-_3e_">
      <style:text-properties officeooo:rsid="041c21f6" officeooo:paragraph-rsid="04500c8b"/>
    </style:style>
    <style:style style:name="P8" style:family="paragraph" style:parent-style-name="_32_._20_Level_20_Indent-first_20_line_20_-_3e_">
      <style:text-properties officeooo:rsid="04500c8b" officeooo:paragraph-rsid="04500c8b"/>
    </style:style>
    <style:style style:name="P9" style:family="paragraph" style:parent-style-name="_32_._20_Level_20_Indent-first_20_line_20_-_3e_">
      <style:text-properties officeooo:rsid="042c4fd1" officeooo:paragraph-rsid="04500c8b"/>
    </style:style>
    <style:style style:name="P10" style:family="paragraph" style:parent-style-name="_32_._20_Level_20_Indent-first_20_line_20_-_3e_">
      <style:text-properties officeooo:rsid="0451d2bc" officeooo:paragraph-rsid="0451d2bc"/>
    </style:style>
    <style:style style:name="P11" style:family="paragraph" style:parent-style-name="_32_._20_Level_20_Indent-first_20_line_20_-_3e_">
      <style:text-properties officeooo:rsid="0452547e" officeooo:paragraph-rsid="0452547e"/>
    </style:style>
    <style:style style:name="P12" style:family="paragraph" style:parent-style-name="_32_._20_Level_20_Indent-first_20_line_20_-_3e_">
      <style:text-properties officeooo:rsid="0455bdb5" officeooo:paragraph-rsid="0455bdb5"/>
    </style:style>
    <style:style style:name="P13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43acc78" officeooo:paragraph-rsid="043acc78"/>
    </style:style>
    <style:style style:name="P14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43acc78" officeooo:paragraph-rsid="043c6639"/>
    </style:style>
    <style:style style:name="P15" style:family="paragraph" style:parent-style-name="_31_._20_Level_20_Indent-first_20_line_20_-_3e_">
      <style:text-properties officeooo:rsid="043e14b3" officeooo:paragraph-rsid="043e14b3"/>
    </style:style>
    <style:style style:name="P16" style:family="paragraph" style:parent-style-name="_31_._20_Level_20_Indent-first_20_line_20_-_3e_">
      <style:text-properties officeooo:rsid="043e3582" officeooo:paragraph-rsid="043e3582"/>
    </style:style>
    <style:style style:name="P17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style:page-number="auto" fo:background-color="transparent" style:shadow="none">
        <style:tab-stops>
          <style:tab-stop style:position="0.8772in"/>
        </style:tab-stops>
      </style:paragraph-properties>
    </style:style>
    <style:style style:name="P18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style:page-number="auto" fo:background-color="transparent" style:shadow="none">
        <style:tab-stops>
          <style:tab-stop style:position="0.8772in"/>
        </style:tab-stops>
      </style:paragraph-properties>
      <style:text-properties officeooo:rsid="043e84fe" officeooo:paragraph-rsid="043e84fe"/>
    </style:style>
    <style:style style:name="P19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style:page-number="auto" fo:background-color="transparent" style:shadow="none">
        <style:tab-stops>
          <style:tab-stop style:position="0.8772in"/>
        </style:tab-stops>
      </style:paragraph-properties>
      <style:text-properties officeooo:rsid="0440cf98" officeooo:paragraph-rsid="0440cf98"/>
    </style:style>
    <style:style style:name="P20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style:page-number="auto" fo:background-color="transparent" style:shadow="none">
        <style:tab-stops>
          <style:tab-stop style:position="0.8772in"/>
        </style:tab-stops>
      </style:paragraph-properties>
      <style:text-properties officeooo:rsid="0440cf98" officeooo:paragraph-rsid="0442a6b4"/>
    </style:style>
    <style:style style:name="P21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style:page-number="auto" fo:background-color="transparent" style:shadow="none">
        <style:tab-stops>
          <style:tab-stop style:position="0.8772in"/>
        </style:tab-stops>
      </style:paragraph-properties>
      <style:text-properties officeooo:rsid="0440cf98" officeooo:paragraph-rsid="0447754a"/>
    </style:style>
    <style:style style:name="P22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>
          <style:tab-stop style:position="0.8772in"/>
        </style:tab-stops>
      </style:paragraph-properties>
      <style:text-properties officeooo:rsid="043e84fe" officeooo:paragraph-rsid="043e84fe"/>
    </style:style>
    <style:style style:name="P23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>
          <style:tab-stop style:position="0.8772in"/>
        </style:tab-stops>
      </style:paragraph-properties>
      <style:text-properties officeooo:rsid="0440cf98" officeooo:paragraph-rsid="0447754a"/>
    </style:style>
    <style:style style:name="P24" style:family="paragraph" style:parent-style-name="Console" style:master-page-name="">
      <loext:graphic-properties draw:fill="solid" draw:fill-color="#999999" draw:fill-image-width="0in" draw:fill-image-height="0in"/>
      <style:paragraph-properties fo:margin-left="0.81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999999" style:shadow="none">
        <style:tab-stops/>
      </style:paragraph-properties>
      <style:text-properties officeooo:rsid="043e84fe" officeooo:paragraph-rsid="043e84fe"/>
    </style:style>
    <style:style style:name="P25" style:family="paragraph" style:parent-style-name="Console">
      <loext:graphic-properties draw:fill="solid" draw:fill-color="#999999" draw:fill-image-width="0in" draw:fill-image-height="0in"/>
      <style:paragraph-properties fo:margin-left="0.8118in" fo:margin-right="0in" fo:margin-top="0in" fo:margin-bottom="0in" loext:contextual-spacing="false" fo:text-align="start" style:justify-single-word="false" fo:keep-together="always" fo:text-indent="0in" style:auto-text-indent="false" fo:background-color="#999999" style:shadow="none">
        <style:tab-stops/>
      </style:paragraph-properties>
      <style:text-properties officeooo:rsid="043e84fe" officeooo:paragraph-rsid="043e84fe"/>
    </style:style>
    <style:style style:name="P26" style:family="paragraph" style:parent-style-name="Console">
      <loext:graphic-properties draw:fill="solid" draw:fill-color="#999999" draw:fill-image-width="0in" draw:fill-image-height="0in"/>
      <style:paragraph-properties fo:margin-left="0.8118in" fo:margin-right="0in" fo:margin-top="0in" fo:margin-bottom="0in" loext:contextual-spacing="false" fo:text-align="start" style:justify-single-word="false" fo:keep-together="always" fo:text-indent="0in" style:auto-text-indent="false" fo:background-color="#999999" style:shadow="none">
        <style:tab-stops/>
      </style:paragraph-properties>
      <style:text-properties officeooo:paragraph-rsid="0447754a"/>
    </style:style>
    <style:style style:name="P27" style:family="paragraph" style:parent-style-name="Console">
      <loext:graphic-properties draw:fill="solid" draw:fill-color="#999999" draw:fill-image-width="0in" draw:fill-image-height="0in"/>
      <style:paragraph-properties fo:margin-left="0.8118in" fo:margin-right="0in" fo:margin-top="0in" fo:margin-bottom="0in" loext:contextual-spacing="false" fo:text-align="start" style:justify-single-word="false" fo:keep-together="always" fo:text-indent="0in" style:auto-text-indent="false" fo:background-color="#999999" style:shadow="none">
        <style:tab-stops/>
      </style:paragraph-properties>
      <style:text-properties officeooo:rsid="0440cf98" officeooo:paragraph-rsid="0440cf98"/>
    </style:style>
    <style:style style:name="P28" style:family="paragraph" style:parent-style-name="Console">
      <loext:graphic-properties draw:fill="solid" draw:fill-color="#999999" draw:fill-image-width="0in" draw:fill-image-height="0in"/>
      <style:paragraph-properties fo:margin-left="0.8118in" fo:margin-right="0in" fo:margin-top="0in" fo:margin-bottom="0in" loext:contextual-spacing="false" fo:text-align="start" style:justify-single-word="false" fo:keep-together="always" fo:text-indent="0in" style:auto-text-indent="false" fo:background-color="#999999" style:shadow="none">
        <style:tab-stops/>
      </style:paragraph-properties>
      <style:text-properties officeooo:rsid="0442a6b4" officeooo:paragraph-rsid="0442a6b4"/>
    </style:style>
    <style:style style:name="P29" style:family="paragraph" style:parent-style-name="Console">
      <loext:graphic-properties draw:fill="solid" draw:fill-color="#999999" draw:fill-image-width="0in" draw:fill-image-height="0in"/>
      <style:paragraph-properties fo:margin-left="0.8118in" fo:margin-right="0in" fo:margin-top="0in" fo:margin-bottom="0in" loext:contextual-spacing="false" fo:text-align="start" style:justify-single-word="false" fo:text-indent="0in" style:auto-text-indent="false" fo:background-color="#999999" style:shadow="none">
        <style:tab-stops/>
      </style:paragraph-properties>
      <style:text-properties officeooo:rsid="04500c8b" officeooo:paragraph-rsid="04500c8b"/>
    </style:style>
    <style:style style:name="P30" style:family="paragraph" style:parent-style-name="Console">
      <loext:graphic-properties draw:fill="solid" draw:fill-color="#999999" draw:fill-image-width="0in" draw:fill-image-height="0in"/>
      <style:paragraph-properties fo:margin-left="0.8118in" fo:margin-right="0in" fo:margin-top="0in" fo:margin-bottom="0in" loext:contextual-spacing="false" fo:text-align="start" style:justify-single-word="false" fo:text-indent="0in" style:auto-text-indent="false" fo:background-color="#999999" style:shadow="none">
        <style:tab-stops/>
      </style:paragraph-properties>
      <style:text-properties officeooo:rsid="0451d2bc" officeooo:paragraph-rsid="0451d2bc"/>
    </style:style>
    <style:style style:name="P31" style:family="paragraph" style:parent-style-name="Console">
      <loext:graphic-properties draw:fill="solid" draw:fill-color="#999999" draw:fill-image-width="0in" draw:fill-image-height="0in"/>
      <style:paragraph-properties fo:margin-left="0.8118in" fo:margin-right="0in" fo:margin-top="0in" fo:margin-bottom="0in" loext:contextual-spacing="false" fo:text-align="start" style:justify-single-word="false" fo:text-indent="0in" style:auto-text-indent="false" fo:background-color="#999999" style:shadow="none">
        <style:tab-stops/>
      </style:paragraph-properties>
      <style:text-properties fo:font-style="italic" officeooo:rsid="04500c8b" officeooo:paragraph-rsid="04500c8b" style:font-style-asian="italic" style:font-style-complex="italic"/>
    </style:style>
    <style:style style:name="P32" style:family="paragraph" style:parent-style-name="Console">
      <style:text-properties officeooo:rsid="0436304f" officeooo:paragraph-rsid="0436304f"/>
    </style:style>
    <style:style style:name="P33" style:family="paragraph" style:parent-style-name="Console">
      <style:text-properties officeooo:rsid="0436304f" officeooo:paragraph-rsid="043c6639"/>
    </style:style>
    <style:style style:name="P34" style:family="paragraph" style:parent-style-name="Console">
      <style:text-properties officeooo:rsid="043acc78" officeooo:paragraph-rsid="043acc78"/>
    </style:style>
    <style:style style:name="P35" style:family="paragraph" style:parent-style-name="Console">
      <style:paragraph-properties fo:margin-top="0in" fo:margin-bottom="0.1201in" loext:contextual-spacing="false"/>
      <style:text-properties officeooo:rsid="0436304f" officeooo:paragraph-rsid="0436304f"/>
    </style:style>
    <style:style style:name="P36" style:family="paragraph" style:parent-style-name="Console">
      <style:paragraph-properties fo:margin-top="0in" fo:margin-bottom="0.1201in" loext:contextual-spacing="false"/>
      <style:text-properties officeooo:rsid="0436304f" officeooo:paragraph-rsid="043c6639"/>
    </style:style>
    <style:style style:name="P37" style:family="paragraph" style:parent-style-name="Console">
      <style:paragraph-properties fo:margin-top="0in" fo:margin-bottom="0.1201in" loext:contextual-spacing="false"/>
      <style:text-properties officeooo:rsid="043acc78" officeooo:paragraph-rsid="043acc78"/>
    </style:style>
    <style:style style:name="P38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  <style:text-properties officeooo:rsid="04418896" officeooo:paragraph-rsid="04418896"/>
    </style:style>
    <style:style style:name="P39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  <style:text-properties officeooo:rsid="0447754a" officeooo:paragraph-rsid="0447754a"/>
    </style:style>
    <style:style style:name="P40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  <style:text-properties officeooo:rsid="04445fd4" officeooo:paragraph-rsid="04445fd4"/>
    </style:style>
    <style:style style:name="P41" style:family="paragraph" style:parent-style-name="_33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4445fd4" officeooo:paragraph-rsid="04445fd4"/>
    </style:style>
    <style:style style:name="P42" style:family="paragraph" style:parent-style-name="List_20_with_20_explanation">
      <style:text-properties officeooo:rsid="041d23f8" officeooo:paragraph-rsid="041d23f8"/>
    </style:style>
    <style:style style:name="P43" style:family="paragraph" style:parent-style-name="List_20_with_20_explanation">
      <style:text-properties officeooo:rsid="041d23f8" officeooo:paragraph-rsid="041f45e8"/>
    </style:style>
    <style:style style:name="P44" style:family="paragraph" style:parent-style-name="List_20_with_20_explanation">
      <style:text-properties officeooo:rsid="041d23f8" officeooo:paragraph-rsid="04226fc2"/>
    </style:style>
    <style:style style:name="P45" style:family="paragraph" style:parent-style-name="List_20_with_20_explanation">
      <style:text-properties officeooo:rsid="041d23f8" officeooo:paragraph-rsid="04259373"/>
    </style:style>
    <style:style style:name="P46" style:family="paragraph" style:parent-style-name="List_20_with_20_explanation">
      <style:text-properties officeooo:rsid="045265c9" officeooo:paragraph-rsid="045275df"/>
    </style:style>
    <style:style style:name="P47" style:family="paragraph" style:parent-style-name="List_20_with_20_explanation">
      <style:text-properties officeooo:rsid="045275df" officeooo:paragraph-rsid="045275df"/>
    </style:style>
    <style:style style:name="P48" style:family="paragraph" style:parent-style-name="_32_._20_Level_20_Indent-first_20_line_20_-_3e_" style:master-page-name="">
      <style:paragraph-properties style:page-number="auto"/>
      <style:text-properties officeooo:rsid="04500c8b" officeooo:paragraph-rsid="04504f8f"/>
    </style:style>
    <style:style style:name="P49" style:family="paragraph" style:parent-style-name="List_20_with_20_explanation" style:master-page-name="">
      <loext:graphic-properties draw:fill="none" draw:fill-image-width="0in" draw:fill-image-height="0in"/>
      <style:paragraph-properties fo:margin-left="2.5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45465c8" officeooo:paragraph-rsid="045465c8"/>
    </style:style>
    <style:style style:name="P50" style:family="paragraph" style:parent-style-name="List_20_with_20_explanation">
      <loext:graphic-properties draw:fill="none" draw:fill-image-width="0in" draw:fill-image-height="0in"/>
      <style:paragraph-properties fo:margin-left="2.5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45275df" officeooo:paragraph-rsid="045275df"/>
    </style:style>
    <style:style style:name="P51" style:family="paragraph" style:parent-style-name="List_20_with_20_explanation" style:master-page-name="">
      <loext:graphic-properties draw:fill="none" draw:fill-image-width="0in" draw:fill-image-height="0in"/>
      <style:paragraph-properties fo:margin-left="4.0618in" fo:margin-right="0in" fo:text-align="justify" style:justify-single-word="false" fo:keep-together="always" fo:text-indent="-3.75in" style:auto-text-indent="false" style:page-number="auto" fo:background-color="transparent" style:shadow="none">
        <style:tab-stops/>
      </style:paragraph-properties>
      <style:text-properties officeooo:rsid="04532da0" officeooo:paragraph-rsid="04532da0"/>
    </style:style>
    <style:style style:name="P52" style:family="paragraph" style:parent-style-name="List_20_with_20_explanation" style:master-page-name="">
      <loext:graphic-properties draw:fill="none" draw:fill-image-width="0in" draw:fill-image-height="0in"/>
      <style:paragraph-properties fo:margin-left="4.0618in" fo:margin-right="0in" fo:text-align="justify" style:justify-single-word="false" fo:keep-together="always" fo:text-indent="-3.75in" style:auto-text-indent="false" style:page-number="auto" fo:background-color="transparent" style:shadow="none">
        <style:tab-stops/>
      </style:paragraph-properties>
      <style:text-properties officeooo:rsid="045275df" officeooo:paragraph-rsid="045275df"/>
    </style:style>
    <style:style style:name="P53" style:family="paragraph" style:parent-style-name="List_20_with_20_explanation" style:master-page-name="">
      <loext:graphic-properties draw:fill="none" draw:fill-image-width="0in" draw:fill-image-height="0in"/>
      <style:paragraph-properties fo:margin-left="3.75in" fo:margin-right="0in" fo:text-align="justify" style:justify-single-word="false" fo:keep-together="always" fo:text-indent="-3.4366in" style:auto-text-indent="false" style:page-number="auto" fo:background-color="transparent" style:shadow="none">
        <style:tab-stops/>
      </style:paragraph-properties>
      <style:text-properties officeooo:rsid="04532da0" officeooo:paragraph-rsid="04532da0"/>
    </style:style>
    <style:style style:name="P54" style:family="paragraph" style:parent-style-name="_32_._20_Level_20_Indent-first_20_line_20_-_3e_">
      <loext:graphic-properties draw:fill="none" draw:fill-image-width="0in" draw:fill-image-height="0in"/>
      <style:paragraph-properties fo:margin-left="3.75in" fo:margin-right="0in" fo:text-align="justify" style:justify-single-word="false" fo:text-indent="-3.4366in" style:auto-text-indent="false" fo:background-color="transparent" style:shadow="none">
        <style:tab-stops/>
      </style:paragraph-properties>
      <style:text-properties officeooo:rsid="04500c8b" officeooo:paragraph-rsid="0455bdb5" fo:background-color="#ffff00"/>
    </style:style>
    <style:style style:name="P55" style:family="paragraph" style:parent-style-name="Main_20_title" style:master-page-name="Standard">
      <style:paragraph-properties style:page-number="auto"/>
      <style:text-properties officeooo:rsid="041c21f6" officeooo:paragraph-rsid="041c21f6"/>
    </style:style>
    <style:style style:name="P56" style:family="paragraph" style:parent-style-name="_32_._20_Level_20_Subtitle">
      <style:text-properties officeooo:paragraph-rsid="044814b9"/>
    </style:style>
    <style:style style:name="P57" style:family="paragraph" style:parent-style-name="_32_._20_Level_20_Subtitle" style:list-style-name="Sajat_20_szamozas">
      <style:text-properties officeooo:rsid="04200507" officeooo:paragraph-rsid="04200507"/>
    </style:style>
    <style:style style:name="P58" style:family="paragraph" style:parent-style-name="_32_._20_Level_20_Subtitle" style:list-style-name="Sajat_20_szamozas">
      <style:text-properties officeooo:rsid="04219296" officeooo:paragraph-rsid="04219296"/>
    </style:style>
    <style:style style:name="P59" style:family="paragraph" style:parent-style-name="_32_._20_Level_20_Subtitle" style:list-style-name="Sajat_20_szamozas">
      <style:text-properties officeooo:rsid="04242105" officeooo:paragraph-rsid="04242105"/>
    </style:style>
    <style:style style:name="P60" style:family="paragraph" style:parent-style-name="_32_._20_Level_20_Subtitle" style:list-style-name="Sajat_20_szamozas">
      <style:text-properties officeooo:rsid="041f45e8" officeooo:paragraph-rsid="041f45e8"/>
    </style:style>
    <style:style style:name="P61" style:family="paragraph" style:parent-style-name="_32_._20_Level_20_Subtitle" style:list-style-name="Sajat_20_szamozas">
      <style:text-properties officeooo:rsid="041f45e8" officeooo:paragraph-rsid="04271c6c"/>
    </style:style>
    <style:style style:name="P62" style:family="paragraph" style:parent-style-name="_32_._20_Level_20_Subtitle">
      <style:text-properties officeooo:rsid="042d6ac3" officeooo:paragraph-rsid="042d6ac3"/>
    </style:style>
    <style:style style:name="P63" style:family="paragraph" style:parent-style-name="_32_._20_Level_20_Subtitle">
      <style:text-properties officeooo:rsid="044673a6" officeooo:paragraph-rsid="044673a6"/>
    </style:style>
    <style:style style:name="P64" style:family="paragraph" style:parent-style-name="_32_._20_Level_20_Subtitle" style:list-style-name="">
      <style:text-properties officeooo:rsid="042c4fd1" officeooo:paragraph-rsid="042d0d88"/>
    </style:style>
    <style:style style:name="P65" style:family="paragraph" style:parent-style-name="_32_._20_Level_20_Subtitle" style:list-style-name="Sajat_20_szamozas">
      <style:text-properties officeooo:rsid="04500c8b" officeooo:paragraph-rsid="04500c8b"/>
    </style:style>
    <style:style style:name="P66" style:family="paragraph" style:parent-style-name="_31_._20_Level_20_Subtitle">
      <style:text-properties officeooo:rsid="043c6639" officeooo:paragraph-rsid="043c6639"/>
    </style:style>
    <style:style style:name="P67" style:family="paragraph" style:parent-style-name="_31_._20_Level_20_Subtitle">
      <style:text-properties officeooo:rsid="042a627e" officeooo:paragraph-rsid="042a627e"/>
    </style:style>
    <style:style style:name="P68" style:family="paragraph" style:parent-style-name="_31_._20_Level_20_Subtitle">
      <style:paragraph-properties fo:break-before="page"/>
      <style:text-properties officeooo:rsid="043e14b3" officeooo:paragraph-rsid="043e14b3"/>
    </style:style>
    <style:style style:name="P69" style:family="paragraph" style:parent-style-name="_31_._20_Level_20_Subtitle">
      <style:paragraph-properties fo:break-before="page"/>
      <style:text-properties officeooo:rsid="041c21f6" officeooo:paragraph-rsid="041c21f6"/>
    </style:style>
    <style:style style:name="P70" style:family="paragraph" style:parent-style-name="_31_._20_Level_20_Subtitle">
      <style:paragraph-properties fo:break-before="page"/>
      <style:text-properties officeooo:rsid="044ea67f" officeooo:paragraph-rsid="044ea67f"/>
    </style:style>
    <style:style style:name="P71" style:family="paragraph" style:parent-style-name="_31_._20_Level_20_Subtitle">
      <style:paragraph-properties fo:break-before="page"/>
      <style:text-properties officeooo:rsid="044ea67f" officeooo:paragraph-rsid="0455bdb5"/>
    </style:style>
    <style:style style:name="P72" style:family="paragraph" style:parent-style-name="_33_._20_Level_20_Subtitle" style:list-style-name="Sajat_20_szamozas"/>
    <style:style style:name="P73" style:family="paragraph" style:parent-style-name="_33_._20_Level_20_Subtitle" style:list-style-name="Sajat_20_szamozas">
      <style:text-properties officeooo:paragraph-rsid="042a627e"/>
    </style:style>
    <style:style style:name="P74" style:family="paragraph" style:parent-style-name="_33_._20_Level_20_Subtitle">
      <style:text-properties officeooo:rsid="042d6ac3" officeooo:paragraph-rsid="042d6ac3"/>
    </style:style>
    <style:style style:name="P75" style:family="paragraph" style:parent-style-name="_33_._20_Level_20_Subtitle">
      <style:text-properties officeooo:rsid="042d6ac3" officeooo:paragraph-rsid="043aabbd"/>
    </style:style>
    <style:style style:name="P76" style:family="paragraph" style:parent-style-name="_32_._20_Level_20_Indent-first_20_line_20_-_3e_" style:list-style-name="L1">
      <loext:graphic-properties draw:fill="none" draw:fill-image-width="0in" draw:fill-image-height="0in"/>
      <style:paragraph-properties fo:text-align="justify" style:justify-single-word="false" fo:keep-together="always" fo:background-color="transparent" style:shadow="none">
        <style:tab-stops/>
      </style:paragraph-properties>
      <style:text-properties officeooo:rsid="044814b9" officeooo:paragraph-rsid="044814b9"/>
    </style:style>
    <style:style style:name="P77" style:family="paragraph" style:parent-style-name="_32_._20_Level_20_Indent-first_20_line_20_-_3e_" style:list-style-name="L1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44814b9" officeooo:paragraph-rsid="044814b9"/>
    </style:style>
    <style:style style:name="P78" style:family="paragraph" style:parent-style-name="_32_._20_Level_20_Indent-first_20_line_20_-_3e_" style:list-style-name="L2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44814b9" officeooo:paragraph-rsid="044814b9"/>
    </style:style>
    <style:style style:name="P79" style:family="paragraph" style:parent-style-name="_32_._20_Level_20_Indent-first_20_line_20_-_3e_" style:list-style-name="L4">
      <loext:graphic-properties draw:fill="none" draw:fill-image-width="0in" draw:fill-image-height="0in"/>
      <style:paragraph-properties fo:text-align="justify" style:justify-single-word="false" fo:keep-together="always" fo:background-color="transparent" style:shadow="none">
        <style:tab-stops/>
      </style:paragraph-properties>
      <style:text-properties officeooo:rsid="0455bdb5" officeooo:paragraph-rsid="0455bdb5"/>
    </style:style>
    <style:style style:name="P80" style:family="paragraph" style:parent-style-name="_32_._20_Level_20_Indent-first_20_line_20_-_3e_" style:list-style-name="L4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455bdb5" officeooo:paragraph-rsid="0455bdb5"/>
    </style:style>
    <style:style style:name="P81" style:family="paragraph" style:parent-style-name="_32_._20_Level_20_Indent-first_20_line_20_-_3e_" style:list-styl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43acc78" officeooo:paragraph-rsid="043e14b3"/>
    </style:style>
    <style:style style:name="P82" style:family="paragraph" style:parent-style-name="_32_._20_Level_20_Indent-first_20_line_20_-_3e_" style:list-style-name="L4" style:master-page-name="">
      <loext:graphic-properties draw:fill="none" draw:fill-image-width="0in" draw:fill-image-height="0in"/>
      <style:paragraph-properties fo:text-align="justify" style:justify-single-word="false" fo:keep-together="always" style:page-number="auto" fo:background-color="transparent" style:shadow="none">
        <style:tab-stops/>
      </style:paragraph-properties>
      <style:text-properties officeooo:rsid="0455bdb5" officeooo:paragraph-rsid="0455bdb5"/>
    </style:style>
    <style:style style:name="P83" style:family="paragraph" style:parent-style-name="Console" style:list-style-name="">
      <style:paragraph-properties fo:margin-top="0in" fo:margin-bottom="0.1201in" loext:contextual-spacing="false" fo:text-align="start" style:justify-single-word="false" fo:keep-together="always">
        <style:tab-stops>
          <style:tab-stop style:position="0.4in"/>
        </style:tab-stops>
      </style:paragraph-properties>
      <style:text-properties officeooo:rsid="0448fa29" officeooo:paragraph-rsid="0448fa29"/>
    </style:style>
    <style:style style:name="P84" style:family="paragraph" style:parent-style-name="_33_._20_Level_20_Indent-first_20_line_20_-_3e_" style:list-style-name="L3">
      <style:text-properties officeooo:rsid="042d6ac3" officeooo:paragraph-rsid="042d6ac3"/>
    </style:style>
    <style:style style:name="P85" style:family="paragraph" style:parent-style-name="_33_._20_Level_20_Indent-first_20_line_20_-_3e_" style:list-style-name="L3">
      <style:text-properties officeooo:rsid="042d6ac3" officeooo:paragraph-rsid="043aabbd"/>
    </style:style>
    <style:style style:name="P86" style:family="paragraph" style:parent-style-name="_33_._20_Level_20_Indent-first_20_line_20_-_3e_" style:list-style-name="L3">
      <style:text-properties officeooo:rsid="04312ff1" officeooo:paragraph-rsid="04312ff1"/>
    </style:style>
    <style:style style:name="P87" style:family="paragraph" style:parent-style-name="_33_._20_Level_20_Indent-first_20_line_20_-_3e_" style:list-style-name="L3">
      <style:text-properties officeooo:rsid="042f250d" officeooo:paragraph-rsid="042f250d"/>
    </style:style>
    <style:style style:name="P88" style:family="paragraph" style:parent-style-name="_33_._20_Level_20_Indent-first_20_line_20_-_3e_" style:list-style-name="L3">
      <style:text-properties officeooo:rsid="04308541" officeooo:paragraph-rsid="04308541"/>
    </style:style>
    <style:style style:name="P89" style:family="paragraph" style:parent-style-name="_33_._20_Level_20_Indent-first_20_line_20_-_3e_" style:list-style-name="L3">
      <style:text-properties officeooo:rsid="043189df" officeooo:paragraph-rsid="0439cfd5"/>
    </style:style>
    <style:style style:name="P90" style:family="paragraph" style:parent-style-name="_33_._20_Level_20_Indent-first_20_line_20_-_3e_" style:list-style-name="L3">
      <style:text-properties officeooo:rsid="043aabbd" officeooo:paragraph-rsid="043aabbd"/>
    </style:style>
    <style:style style:name="P91" style:family="paragraph" style:parent-style-name="_33_._20_Level_20_Indent-first_20_line_20_-_3e_" style:list-style-name="L3">
      <style:text-properties officeooo:rsid="0440cf98" officeooo:paragraph-rsid="0440cf98"/>
    </style:style>
    <style:style style:name="P92" style:family="paragraph" style:parent-style-name="_33_._20_Level_20_Indent-first_20_line_20_-_3e_" style:list-style-name="L3">
      <style:text-properties officeooo:rsid="0447754a" officeooo:paragraph-rsid="0447754a"/>
    </style:style>
    <style:style style:name="P93" style:family="paragraph" style:parent-style-name="_33_._20_Level_20_Indent-first_20_line_20_-_3e_" style:list-style-name="L3">
      <style:text-properties officeooo:rsid="0447c9a0" officeooo:paragraph-rsid="0447c9a0"/>
    </style:style>
    <style:style style:name="P94" style:family="paragraph" style:parent-style-name="_33_._20_Level_20_Indent-first_20_line_20_-_3e_" style:list-style-name="L3" style:master-page-name="">
      <style:paragraph-properties style:page-number="auto"/>
      <style:text-properties officeooo:rsid="0442a6b4" officeooo:paragraph-rsid="0442a6b4"/>
    </style:style>
    <style:style style:name="P95" style:family="paragraph" style:parent-style-name="_33_._20_Level_20_Indent-first_20_line_20_-_3e_" style:list-style-name="L3" style:master-page-name="">
      <style:paragraph-properties style:page-number="auto"/>
      <style:text-properties officeooo:rsid="0447754a" officeooo:paragraph-rsid="044775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1c21f6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officeooo:rsid="0453a8ef" fo:background-color="#ffff00" loext:char-shading-value="0" style:font-weight-asian="bold" style:font-weight-complex="bold"/>
    </style:style>
    <style:style style:name="T5" style:family="text">
      <style:text-properties officeooo:rsid="041c21f6"/>
    </style:style>
    <style:style style:name="T6" style:family="text">
      <style:text-properties officeooo:rsid="041f07b6"/>
    </style:style>
    <style:style style:name="T7" style:family="text">
      <style:text-properties officeooo:rsid="04226fc2"/>
    </style:style>
    <style:style style:name="T8" style:family="text">
      <style:text-properties officeooo:rsid="04259373"/>
    </style:style>
    <style:style style:name="T9" style:family="text">
      <style:text-properties officeooo:rsid="042c4fd1"/>
    </style:style>
    <style:style style:name="T10" style:family="text">
      <style:text-properties officeooo:rsid="043acc78"/>
    </style:style>
    <style:style style:name="T11" style:family="text">
      <style:text-properties officeooo:rsid="043c6639"/>
    </style:style>
    <style:style style:name="T12" style:family="text">
      <style:text-properties officeooo:rsid="043e3582"/>
    </style:style>
    <style:style style:name="T13" style:family="text">
      <style:text-properties officeooo:rsid="04407020"/>
    </style:style>
    <style:style style:name="T14" style:family="text">
      <style:text-properties officeooo:rsid="0447754a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447c9a0"/>
    </style:style>
    <style:style style:name="T17" style:family="text">
      <style:text-properties officeooo:rsid="044814b9"/>
    </style:style>
    <style:style style:name="T18" style:family="text">
      <style:text-properties officeooo:rsid="0448fa29"/>
    </style:style>
    <style:style style:name="T19" style:family="text">
      <style:text-properties officeooo:rsid="04504f8f"/>
    </style:style>
    <style:style style:name="T20" style:family="text">
      <style:text-properties officeooo:rsid="045265c9"/>
    </style:style>
    <style:style style:name="T21" style:family="text">
      <style:text-properties officeooo:rsid="045275df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455bd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/>CryptoCurrencies</text:p>
      <text:list xml:id="list7187236794484695753" text:style-name="Sajat_20_szamozas">
        <text:list-item>
          <text:h text:style-name="P66" text:outline-level="1">Installing</text:h>
          <text:list>
            <text:list-item>
              <text:h text:style-name="_32_._20_Level_20_Subtitle" text:outline-level="2">Install Bitcoin <text:span text:style-name="T11">Core</text:span></text:h>
            </text:list-item>
          </text:list>
        </text:list-item>
      </text:list>
      <text:p text:style-name="P14">To Install Bitcoin <text:span text:style-name="T11">Core</text:span></text:p>
      <text:p text:style-name="P36">sudo apt-get install software-properties-common</text:p>
      <text:p text:style-name="P33">sudo <text:span text:style-name="T11">sudo apt-add-repository ppa:bitcoin/bitcoin</text:span></text:p>
      <text:p text:style-name="P33">sudo apt-get update</text:p>
      <text:p text:style-name="P33">sudo apt-get install bitcoind bitcoin-qt</text:p>
      <text:list xml:id="list183214503552346" text:continue-numbering="true" text:style-name="Sajat_20_szamozas">
        <text:list-item>
          <text:list>
            <text:list-item>
              <text:h text:style-name="_32_._20_Level_20_Subtitle" text:outline-level="2">Install Bitcoin ABC</text:h>
            </text:list-item>
          </text:list>
        </text:list-item>
      </text:list>
      <text:p text:style-name="P5">Do not install Bitcoin ABC to the same computer which has Bitcoin Core installed. Install it on a separate computer!!!!</text:p>
      <text:p text:style-name="P13">To remove old version of Bitcoin (Bitcoin Core)</text:p>
      <text:p text:style-name="P37">sudo apt-get remove bitcoin*</text:p>
      <text:p text:style-name="P34">sudo apt-add-repository --remove ppa:bitcoin/bitcoin</text:p>
      <text:p text:style-name="P13">To Install Bitcoin ABC</text:p>
      <text:p text:style-name="P35">sudo apt-get install software-properties-common</text:p>
      <text:p text:style-name="P32">sudo add-apt-repository ppa:bitcoin-abc/ppa</text:p>
      <text:p text:style-name="P32">sudo apt-get update</text:p>
      <text:p text:style-name="P32">sudo apt-get install bitcoind bitcoin-qt</text:p>
      <text:list xml:id="list183215165728461" text:continue-numbering="true" text:style-name="Sajat_20_szamozas">
        <text:list-item>
          <text:list>
            <text:list-item>
              <text:h text:style-name="P56" text:outline-level="2">Install <text:span text:style-name="T17">Monero</text:span></text:h>
            </text:list-item>
          </text:list>
        </text:list-item>
      </text:list>
      <text:list xml:id="list7422458198882623922" text:style-name="L1">
        <text:list-item>
          <text:p text:style-name="P76">Download monero-gui-linux.*.tar.bz2</text:p>
        </text:list-item>
        <text:list-item>
          <text:p text:style-name="P77">Unzip it</text:p>
        </text:list-item>
        <text:list-item>
          <text:p text:style-name="P77">Run the start-gui.sh</text:p>
        </text:list-item>
        <text:list-item>
          <text:p text:style-name="P77">At the first run you have to</text:p>
        </text:list-item>
      </text:list>
      <text:list xml:id="list4139229717365651774" text:style-name="L2">
        <text:list-item>
          <text:p text:style-name="P78">set the wallet’s name</text:p>
        </text:list-item>
        <text:list-item>
          <text:p text:style-name="P78">set the path to the wallet (default ~/Monero/wallets/{walletname})</text:p>
        </text:list-item>
        <text:list-item>
          <text:p text:style-name="P78">note the Seed</text:p>
        </text:list-item>
        <text:list-item>
          <text:p text:style-name="P78">set the Password</text:p>
        </text:list-item>
        <text:list-item>
          <text:p text:style-name="P78">note the Address</text:p>
        </text:list-item>
      </text:list>
      <text:list xml:id="list183214784778609" text:continue-list="list7422458198882623922" text:style-name="L1">
        <text:list-item>
          <text:p text:style-name="P77">You can change the path of the <text:span text:style-name="T18">block chain in the GUI Settings &gt; manage daemon &gt; Daemon startup flags:</text:span></text:p>
        </text:list-item>
      </text:list>
      <text:h text:style-name="P83" text:outline-level="1">--data-dir={your/block/chain/path}</text:h>
      <text:list xml:id="list183215673490137" text:continue-list="list183215165728461" text:style-name="Sajat_20_szamozas">
        <text:list-item>
          <text:h text:style-name="P68" text:outline-level="1">Private key</text:h>
        </text:list-item>
      </text:list>
      <text:p text:style-name="P15">The private key is generated automatically when you create a new <text:span text:style-name="T12">public</text:span> wallet. You have to watch it because whoever take it he can still your bitcoins!</text:p>
      <text:p text:style-name="P16">You can read the public keys from the Full Node / SVP client.</text:p>
      <text:h text:style-name="P81" text:outline-level="1"/>
      <text:list xml:id="list183215694383741" text:continue-numbering="true" text:style-name="Sajat_20_szamozas">
        <text:list-item>
          <text:h text:style-name="P69" text:outline-level="1">Type of wallets</text:h>
        </text:list-item>
      </text:list>
      <text:p text:style-name="P6">There are 5 type of wallets. All have pros and cons.</text:p>
      <text:list xml:id="list183215785246295" text:continue-numbering="true" text:style-name="Sajat_20_szamozas">
        <text:list-item>
          <text:list>
            <text:list-item>
              <text:h text:style-name="P57" text:outline-level="2">Desktop wallet</text:h>
            </text:list-item>
          </text:list>
        </text:list-item>
      </text:list>
      <text:p text:style-name="_32_._20_Level_20_Indent-first_20_line_20_-_3e_">Bitcoin desktop wallets offer one of the highest level of security in terms of bitcoin storage.</text:p>
      <text:list xml:id="list183216126933690" text:continue-numbering="true" text:style-name="Sajat_20_szamozas">
        <text:list-item>
          <text:list>
            <text:list-item>
              <text:list>
                <text:list-item>
                  <text:h text:style-name="P73" text:outline-level="3">Full Node</text:h>
                </text:list-item>
              </text:list>
            </text:list-item>
          </text:list>
        </text:list-item>
      </text:list>
      <text:p text:style-name="P42">Bitcoin Core (BCC)<text:tab/>-<text:span text:style-name="T6">Bitcoin</text:span></text:p>
      <text:p text:style-name="P42">Bitcoin Cash (BTH)<text:tab/>-<text:span text:style-name="T6">Bitcoin ABC</text:span></text:p>
      <text:p text:style-name="P42">Bitcoin Gold (BCG)<text:tab/>-<text:span text:style-name="T6">Bitcoin Gold</text:span></text:p>
      <text:list xml:id="list183216150742930" text:continue-numbering="true" text:style-name="Sajat_20_szamozas">
        <text:list-item>
          <text:list>
            <text:list-item>
              <text:list>
                <text:list-item>
                  <text:h text:style-name="P72" text:outline-level="3">Lightweight SVP (Simplified Payment Verification)</text:h>
                </text:list-item>
              </text:list>
            </text:list-item>
          </text:list>
        </text:list-item>
      </text:list>
      <text:p text:style-name="P2"><text:span text:style-name="T5">It does not download the blockchain or run a </text:span><text:span text:style-name="T2">full node</text:span><text:span text:style-name="T5">.</text:span></text:p>
      <text:p text:style-name="List_20_with_20_explanation"/>
      <text:p text:style-name="P42">Bitcoin Core (BCC)<text:tab/>-Electron Cash</text:p>
      <text:p text:style-name="P42">Bitcoin Cash (BTH)<text:tab/>-</text:p>
      <text:p text:style-name="P42">Bitcoin Gold (BCG)<text:tab/>-<text:span text:style-name="T6">Multibit Classic, Armory</text:span></text:p>
      <text:list xml:id="list183215904675309" text:continue-numbering="true" text:style-name="Sajat_20_szamozas">
        <text:list-item>
          <text:list>
            <text:list-item>
              <text:h text:style-name="P58" text:outline-level="2">Mobile Wallet</text:h>
            </text:list-item>
          </text:list>
        </text:list-item>
      </text:list>
      <text:p text:style-name="P44">Bitcoin Core (BCC)<text:tab/>-<text:span text:style-name="T7">Mycelium, Wirex, Xapo</text:span></text:p>
      <text:p text:style-name="P44">Bitcoin Cash (BTH)<text:tab/>-</text:p>
      <text:p text:style-name="P44">Bitcoin Gold (BCG)<text:tab/>-</text:p>
      <text:list xml:id="list183214429990382" text:continue-numbering="true" text:style-name="Sajat_20_szamozas">
        <text:list-item>
          <text:list>
            <text:list-item>
              <text:h text:style-name="P59" text:outline-level="2">Online Wallet</text:h>
            </text:list-item>
          </text:list>
        </text:list-item>
      </text:list>
      <text:p text:style-name="P45">Bitcoin Core (BCC)<text:tab/>-<text:span text:style-name="T8">blockchain.info, BitGo, GreenAddress</text:span></text:p>
      <text:p text:style-name="P45">Bitcoin Cash (BTH)<text:tab/>-</text:p>
      <text:p text:style-name="P45">Bitcoin Gold (BCG)<text:tab/>-</text:p>
      <text:list xml:id="list183214503472308" text:continue-numbering="true" text:style-name="Sajat_20_szamozas">
        <text:list-item>
          <text:list>
            <text:list-item>
              <text:h text:style-name="P60" text:outline-level="2">Hardware Wallet</text:h>
            </text:list-item>
          </text:list>
        </text:list-item>
      </text:list>
      <text:p text:style-name="P3">Keepkey, Trezor, Ledger Nano, </text:p>
      <text:list xml:id="list183215943906910" text:continue-numbering="true" text:style-name="Sajat_20_szamozas">
        <text:list-item>
          <text:list>
            <text:list-item>
              <text:h text:style-name="P61" text:outline-level="2">Paper Wallet</text:h>
            </text:list-item>
          </text:list>
        </text:list-item>
      </text:list>
      <text:p text:style-name="P4">Bitaddress.org, bitcoinpaperwallet.com</text:p>
      <text:p text:style-name="P43"/>
      <text:list xml:id="list183215698141412" text:continue-numbering="true" text:style-name="Sajat_20_szamozas">
        <text:list-item>
          <text:h text:style-name="P67" text:outline-level="1"><text:soft-page-break/>Import your Bitcoins to BitcoinCash and BitcoinGold wallets after the fork. (free Bitcoins 1:1)</text:h>
          <text:list>
            <text:list-item>
              <text:h text:style-name="P62" text:outline-level="2">Get the Private Keys</text:h>
              <text:list>
                <text:list-item>
                  <text:h text:style-name="P74" text:outline-level="3">If you use Multibit for your Bitcoins</text:h>
                </text:list-item>
              </text:list>
            </text:list-item>
          </text:list>
        </text:list-item>
      </text:list>
      <text:list xml:id="list2059874340510706066" text:style-name="L3">
        <text:list-item>
          <text:p text:style-name="P84">Start Multibit</text:p>
        </text:list-item>
        <text:list-item>
          <text:p text:style-name="P84">Tools &gt; Export Private Keys &gt; Export file</text:p>
        </text:list-item>
        <text:list-item>
          <text:p text:style-name="P84">Click on “Export to …” button</text:p>
        </text:list-item>
        <text:list-item>
          <text:p text:style-name="P86">Give your “Wallet password”</text:p>
        </text:list-item>
        <text:list-item>
          <text:p text:style-name="P84">Set the path and name of the key file to be saved</text:p>
        </text:list-item>
        <text:list-item>
          <text:p text:style-name="P87">Select “Do not password protect export file” radio button</text:p>
        </text:list-item>
        <text:list-item>
          <text:p text:style-name="P87">Click on “Export private keys” button</text:p>
        </text:list-item>
        <text:list-item>
          <text:p text:style-name="P88">Your key file is saved. In this file there are as many private keys as many public wallet you created before.</text:p>
        </text:list-item>
        <text:list-item>
          <text:p text:style-name="P89">Watch!!! <text:span text:style-name="T9">This wallet contains your private keys. </text:span>If somebody can read this file, he can still your money. After you used it, delete this file. </text:p>
        </text:list-item>
      </text:list>
      <text:p text:style-name="P1"/>
      <text:list xml:id="list183214411714595" text:continue-list="list183215698141412" text:style-name="Sajat_20_szamozas">
        <text:list-item>
          <text:list>
            <text:list-item>
              <text:list>
                <text:list-item>
                  <text:h text:style-name="P75" text:outline-level="3">If you use Bitcoin Core for your Bitcoins</text:h>
                </text:list-item>
              </text:list>
            </text:list-item>
          </text:list>
        </text:list-item>
      </text:list>
      <text:list xml:id="list183214664209093" text:continue-list="list2059874340510706066" text:style-name="L3">
        <text:list-item>
          <text:p text:style-name="P85">Start Bitcoin Core</text:p>
        </text:list-item>
        <text:list-item>
          <text:p text:style-name="P90">Help &gt; Debug window <text:span text:style-name="T10">&gt; Console</text:span></text:p>
        </text:list-item>
      </text:list>
      <text:p text:style-name="P18">Type this command into the command line to get the list of the public wallet address</text:p>
      <text:p text:style-name="P25">listaddressgroupings</text:p>
      <text:p text:style-name="P17"/>
      <text:p text:style-name="P22">The answer is in this format</text:p>
      <text:p text:style-name="P24">[</text:p>
      <text:p text:style-name="P25"><text:tab/>[</text:p>
      <text:p text:style-name="P25"><text:tab/><text:tab/>[</text:p>
      <text:p text:style-name="P25"><text:tab/><text:tab/><text:tab/>"12LXXXXXXXXXXG7vNQUJVLnuorbHgYqrnu", </text:p>
      <text:p text:style-name="P25"><text:tab/><text:tab/><text:tab/>0.30<text:span text:style-name="T13">000000</text:span>, "" </text:p>
      <text:p text:style-name="P25"><text:tab/><text:tab/>]</text:p>
      <text:p text:style-name="P25"><text:tab/>] </text:p>
      <text:p text:style-name="P25">]</text:p>
      <text:list xml:id="list183215712759437" text:continue-numbering="true" text:style-name="L3">
        <text:list-item>
          <text:p text:style-name="P91">If your your wallet is locked then unlock it for a short time (5 min)</text:p>
        </text:list-item>
      </text:list>
      <text:p text:style-name="P19">Type this command into the command line</text:p>
      <text:p text:style-name="P27">walletpassphrase <text:span text:style-name="T15">{mypassphrase}</text:span> 300</text:p>
      <text:p text:style-name="P38">after 5 minutes wallet will be automatically re-locked</text:p>
      <text:list xml:id="list183215511024416" text:continue-numbering="true" text:style-name="L3">
        <text:list-item>
          <text:p text:style-name="P94">Retrieve the private key for each public address with a balance</text:p>
        </text:list-item>
      </text:list>
      <text:p text:style-name="P20">Type this command into the command line</text:p>
      <text:p text:style-name="P28">dumpprivkey <text:span text:style-name="T15">{your-bitcoin-address}</text:span></text:p>
      <text:p text:style-name="P40"><text:soft-page-break/>{your-bitcoin-address} will be the address what you got as a response from the “listaddressgroupings” command</text:p>
      <text:p text:style-name="P41">The response is the Private Key.</text:p>
      <text:list xml:id="list183215971343050" text:continue-list="list183214411714595" text:style-name="Sajat_20_szamozas">
        <text:list-item>
          <text:list>
            <text:list-item>
              <text:h text:style-name="P63" text:outline-level="2">Import the private key to the BitcoinCash/BitcoinGold</text:h>
            </text:list-item>
          </text:list>
        </text:list-item>
      </text:list>
      <text:list xml:id="list183214874412845" text:continue-list="list183215511024416" text:style-name="L3">
        <text:list-item>
          <text:p text:style-name="P95">Start the BitcoinCash/BitcoinGold</text:p>
        </text:list-item>
        <text:list-item>
          <text:p text:style-name="P92">Help &gt; Debug window &gt; Console</text:p>
        </text:list-item>
      </text:list>
      <text:p text:style-name="P21">Type this command into the command line</text:p>
      <text:p text:style-name="P26"><text:span text:style-name="T14">importprivkey </text:span><text:span text:style-name="T15">{private-key}</text:span></text:p>
      <text:p text:style-name="P39">{private-key} is the Private Key you got as a response from the “dumpprivkey” command</text:p>
      <text:list xml:id="list183214822285911" text:continue-numbering="true" text:style-name="L3">
        <text:list-header>
          <text:p text:style-name="P93"/>
        </text:list-header>
      </text:list>
      <text:p text:style-name="_32_._20_Level_20_Indent-first_20_line_20_-_3e_">It takes time to Rescanning the blockchain, but you are done now. <text:span text:style-name="T16">When it finishes you can see your public wallet’s number, the transfers and the amounts on it.</text:span></text:p>
      <text:list xml:id="list183214181601194" text:continue-numbering="true" text:style-name="L3">
        <text:list-header>
          <text:p text:style-name="P92"/>
        </text:list-header>
      </text:list>
      <text:p text:style-name="P23"/>
      <text:h text:style-name="P64" text:outline-level="2"/>
      <text:list xml:id="list183214963791458" text:continue-list="list183215971343050" text:style-name="Sajat_20_szamozas">
        <text:list-item>
          <text:h text:style-name="P70" text:outline-level="1">P<text:span text:style-name="T20">ool</text:span> Mining of Monero</text:h>
          <text:list>
            <text:list-item>
              <text:h text:style-name="P65" text:outline-level="2">Build</text:h>
            </text:list-item>
          </text:list>
        </text:list-item>
      </text:list>
      <text:p text:style-name="P48">Download the <text:span text:style-name="T1">cuda-repo-ubuntu*.deb</text:span> <text:span text:style-name="T19">from </text:span><text:a xlink:type="simple" xlink:href="https://developer.nvidia.com/cuda-downloads" text:style-name="Internet_20_link" text:visited-style-name="Visited_20_Internet_20_Link"><text:span text:style-name="T19">https://developer.nvidia.com/cuda-downloads</text:span></text:a><text:span text:style-name="T19">.</text:span></text:p>
      <text:p text:style-name="P8">Install it:</text:p>
      <text:p text:style-name="P31">sudo dpkg -i cuda-repo-ubuntu1604_9.1.85-1_amd64.deb</text:p>
      <text:p text:style-name="P30"><text:span text:style-name="T15">sudo apt-key adv --fetch-keys </text:span><text:a xlink:type="simple" xlink:href="http://developer.download.nvidia.com/compute/cuda/repos/ubuntu1604/x86_64/7fa2af80.pub" text:style-name="Internet_20_link" text:visited-style-name="Visited_20_Internet_20_Link"><text:span text:style-name="T15">http://developer.download.nvidia.com/compute/cuda/repos/ubuntu1604/x86_64/7fa2af80.pub</text:span></text:a></text:p>
      <text:p text:style-name="P30">sudo apt-get update</text:p>
      <text:p text:style-name="P30">sudo apt-get install cuda</text:p>
      <text:p text:style-name="P9"/>
      <text:p text:style-name="P31">sudo apt install nvidia-opencl-dev</text:p>
      <text:p text:style-name="P31">sudo apt install libmicrohttpd-dev libssl-dev cmake build-essential libhwloc-dev</text:p>
      <text:p text:style-name="P29"><text:span text:style-name="T15">git clone </text:span><text:a xlink:type="simple" xlink:href="https://github.com/fireice-uk/xmr-stak.git" text:style-name="Internet_20_link" text:visited-style-name="Visited_20_Internet_20_Link"><text:span text:style-name="T15">https://github.com/fireice-uk/xmr-stak.git</text:span></text:a><text:span text:style-name="T15"> <text:s/></text:span></text:p>
      <text:p text:style-name="P31">mkdir xmr-stak/build</text:p>
      <text:p text:style-name="P31">cd xmr-stak/build</text:p>
      <text:p text:style-name="P31">cmake ..</text:p>
      <text:p text:style-name="P31">make install</text:p>
      <text:p text:style-name="P7"/>
      <text:p text:style-name="P10">You can run the app executing the xmr-stak/build/bin/<text:span text:style-name="T1">xmr-stak</text:span> file.</text:p>
      <text:p text:style-name="P11">After the first run you have to answer some question to make sttings. This will be appear in the <text:span text:style-name="T1">config.txt</text:span> file in the same directory.</text:p>
      <text:p text:style-name="P46">pool_address<text:tab/><text:span text:style-name="T21">it depends on what pool you want to mine in. You can get the list for example: </text:span><text:a xlink:type="simple" xlink:href="https://www.reddit.com/r/MoneroMining/wiki/index/monero-pools" text:style-name="Internet_20_link" text:visited-style-name="Visited_20_Internet_20_Link"><text:span text:style-name="T21">https://www.reddit.com/r/MoneroMining/wiki/index/monero-pools</text:span></text:a></text:p>
      <text:p text:style-name="P49"><text:a xlink:type="simple" xlink:href="http://minexmr.com/#getting_started" text:style-name="Internet_20_link" text:visited-style-name="Visited_20_Internet_20_Link">http://minexmr.com/#getting_started</text:a></text:p>
      <text:p text:style-name="P50">in my example: <text:span text:style-name="T3">pool.minexmr.com:</text:span><text:span text:style-name="T4">4444</text:span> </text:p>
      <text:p text:style-name="P47">wallet_address<text:tab/>This is your Monero’s 94-char-long wallet address</text:p>
      <text:p text:style-name="P52">pool_password<text:tab/><text:span text:style-name="T22">x</text:span> </text:p>
      <text:p text:style-name="P51">Does this pool port support TLS/SSL?<text:tab/><text:span text:style-name="T22">N</text:span> </text:p>
      <text:p text:style-name="P51">Do you want to use nicehash on this pool?<text:tab/><text:span text:style-name="T22">n</text:span> </text:p>
      <text:p text:style-name="P53">Do you want to use multiple pools?<text:tab/><text:tab/> <text:span text:style-name="T22">n</text:span></text:p>
      <text:list xml:id="list183214870565642" text:continue-numbering="true" text:style-name="Sajat_20_szamozas">
        <text:list-item>
          <text:h text:style-name="P71" text:outline-level="1"><text:span text:style-name="T23">To buy</text:span> Monero</text:h>
        </text:list-item>
      </text:list>
      <text:list xml:id="list1423852465002844083" text:style-name="L4">
        <text:list-item>
          <text:p text:style-name="P82">Buy Bitcoin on Coinbase coinbase.com</text:p>
        </text:list-item>
        <text:list-item>
          <text:p text:style-name="P79">Start a transaction between Bitcoin and Monero addresses on Shapeshift page shapeshift.io</text:p>
        </text:list-item>
        <text:list-item>
          <text:p text:style-name="P80">You get an intermediate Bitcoin address where you should send your Bitcoin</text:p>
        </text:list-item>
        <text:list-item>
          <text:p text:style-name="P80">Go back to the Coinbase page and transfer your Bitcoin to the given address</text:p>
        </text:list-item>
      </text:list>
      <text:p text:style-name="P12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999999"/>
      <style:paragraph-properties fo:margin-left="0.5598in" fo:margin-right="0in" fo:margin-top="0.1201in" fo:margin-bottom="0.1201in" loext:contextual-spacing="false" fo:keep-together="always" fo:text-indent="0in" style:auto-text-indent="false" style:page-number="auto" fo:background-color="#999999"/>
      <style:text-properties fo:color="#ffffff" style:font-name="Ubuntu" fo:font-family="Ubuntu" style:font-style-name="Regular" style:font-pitch="variable" fo:font-weight="bold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Quotations" style:family="paragraph" style:parent-style-name="Standard" style:class="html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01-20T18:32:13.352537876</dc:date>
    <meta:editing-duration>P16DT10H25M41S</meta:editing-duration>
    <meta:editing-cycles>1272</meta:editing-cycles>
    <meta:generator>LibreOffice/5.1.6.2$Linux_X86_64 LibreOffice_project/10m0$Build-2</meta:generator>
    <meta:document-statistic meta:table-count="0" meta:image-count="0" meta:object-count="0" meta:page-count="7" meta:paragraph-count="132" meta:word-count="858" meta:character-count="5465" meta:non-whitespace-character-count="4766"/>
  </office:meta>
</office:document-meta>
</file>